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mm" fo:margin-right="0mm" fo:text-align="justify" style:justify-single-word="false" fo:text-indent="0mm"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mm" fo:margin-right="0mm" fo:text-align="end" style:justify-single-word="false" fo:text-indent="0mm"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mm" fo:margin-right="0mm" fo:text-align="justify" style:justify-single-word="false" fo:text-indent="0mm"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5" style:family="paragraph" style:parent-style-name="Standard">
      <style:paragraph-properties fo:margin-left="0mm" fo:margin-right="0mm" fo:text-align="end" style:justify-single-word="false" fo:text-indent="0mm" style:auto-text-indent="false" style:writing-mode="rl-tb"/>
      <style:text-properties style:font-name="XB Zar" fo:font-size="20pt" fo:font-weight="bold" style:font-size-asian="20pt" style:font-weight-asian="bold" style:font-name-complex="XB Zar"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۳- آشنایی با میزکار گنوم</text:p>
      <text:p text:style-name="P1"/>
      <text:p text:style-name="P1"/>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 توجه داشته باشید که واژه‌های دسکتاپ و میزکار از نظر معنا برابرند، اما برای تمایز کاربرد، از واژه‌ی دسکتاپ برای اشاره به صفحه اصلی پس از ورود به سیستم و از واژه‌ی میزکار برای اشاره به کلیت محیط گرافیکی گنوم استفاده شده است.</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boo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کارهای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کارهای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text:soft-page-break/></text:p>
      <text:p text:style-name="P4">اگر چه این کار توصیه نمی‌شود، اما اگر می‌خواهید پس از بوت شدن سیستم، از شما نام کاربر و رمز عبور پرسیده نشود، مراحل زیر را انجام دهید:</text:p>
      <text:p text:style-name="P4">۱- پس از ورود به محیط میزکار گنوم، از منوی بالا سمت چپ وارد System → Administration شوید.</text:p>
      <text:p text:style-name="P4">۲- سپس گزینه‌ی Login Screen را انتخاب کنید.</text:p>
      <text:p text:style-name="P4">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4"/>
      <text:p text:style-name="P2">۲-۲-۳- 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text:soft-page-break/>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4"/>
      <text:p text:style-name="P2">۲-۳-۲-۳- نوار وظیفه<text:span text:style-name="T1">: برنامه‌های در حال اجرا در این قسمت نمایش داده می‌شوند.</text:span></text:p>
      <text:p text:style-name="P4"/>
      <text:p text:style-name="P2">۳-۳-۲-۳- 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4"/>
      <text:p text:style-name="P4"/>
      <text:p text:style-name="P2"><text:soft-page-break/>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text:span><text:span text:style-name="T1">که </text:span><text:span text:style-name="T1">به کمک آن می‌توانید فایل‌ها و پوشه‌های خود را بیابید. </text:span><text:span text:style-name="T2">(تصویر نرم‌افزار ناتیلوس - ۳)</text:span></text:p>
      <text:p text:style-name="P4"/>
      <text:p text:style-name="P3">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7T11:42:20</dc:date>
    <dc:creator>Mostafa Moradian</dc:creator>
    <meta:editing-duration>PT8H28M52S</meta:editing-duration>
    <meta:editing-cycles>389</meta:editing-cycles>
    <meta:generator>LibreOffice/3.3$Linux LibreOffice_project/330m19$Build-202</meta:generator>
    <meta:document-statistic meta:table-count="0" meta:image-count="0" meta:object-count="0" meta:page-count="4" meta:paragraph-count="75" meta:word-count="1713" meta:character-count="8105"/>
  </office:meta>
</office:document-meta>
</file>